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/>
    </style:style>
    <style:style style:name="P2" style:family="paragraph" style:parent-style-name="Standard">
      <style:text-properties style:font-name="monospace" officeooo:paragraph-rsid="0009d227"/>
    </style:style>
    <style:style style:name="T1" style:family="text">
      <style:text-properties fo:color="#000000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postgres=# \connect arturozr_amazon; <text:line-break/>You are now connected to database "arturozr_amazon" as user "postgres". <text:line-break/><text:line-break/>arturozr_amazon=# create table provedores(codigoProv int, rating int, nombre varchar(100)); <text:line-break/>CREATE TABLE <text:line-break/>arturozr_amazon=# alter table provedores add constraint pk_codigoProv primary key(codigoProv); <text:line-break/>ALTER TABLE <text:line-break/>arturozr_amazon=# create table clientes(codigoCliente int, usuario varchar(30), pasword varchar(30), nombre varchar(30), apellidoPat v<text:line-break/>archar(30), apellidoMat varchar(30),  cp varchar(10), estado varchar(20), colonia varchar(20), calle varchar(20)); <text:line-break/>CREATE TABLE <text:line-break/>arturozr_amazon=# alter table clientes add constraint pk_codigoCliente primary key(codigoCliente); <text:line-break/>ALTER TABLE <text:line-break/>arturozr_amazon=# create table productos(codigoProducto int, nombre varchar(40), descripcion varchar(200), precio int, diasEntrega int<text:line-break/>, categoria varchar(20), paqueteria varchar(20)); <text:line-break/>CREATE TABLE <text:line-break/>arturozr_amazon=# alter table productos add constraint pk_codigoCliente primary key(codigoProducto); <text:line-break/>ERROR:  relation "pk_codigocliente" already exists <text:line-break/>arturozr_amazon=# alter table productos add constraint pk_codigoProducto primary key(codigoProducto);                <text:line-break/>ALTER TABLE <text:line-break/>arturozr_amazon=# create table ventas(codigoCliente int, codigoProducto int, cantidadComprada int, precioVenta int, iva int, total int<text:line-break/>); <text:line-break/>CREATE TABLE <text:line-break/>arturozr_amazon=# create table compras(codigoProducto int, codigoProvedor, cantidadSurtida int, precioCompra int, iva int, total int); <text:line-break/>ERROR:  syntax error at or near "," <text:line-break/>LÍNEA 1: ...e table compras(codigoProducto int, codigoProvedor, cantidad... <text:line-break/>                                                             ^ <text:line-break/>arturozr_amazon=# create table compras(codigoProducto int, codigoProvedor omt, cantidadSurtida int, precioCompra int, iva int, total i<text:line-break/>nt); <text:line-break/>ERROR:  type "omt" does not exist <text:line-break/>LÍNEA 1: ... table compras(codigoProducto int, codigoProvedor omt, canti... <text:line-break/><text:soft-page-break/>                                                             ^ <text:line-break/>arturozr_amazon=# create table compras(codigoProducto int, codigoProvedor int, cantidadSurtida int, precioCompra int, iva int, total i<text:line-break/>nt); <text:line-break/>CREATE TABLE <text:line-break/>arturozr_amazon=# ^C <text:line-break/>arturozr_amazon=# <text:line-break/><text:line-break/></text:p>
      <text:p text:style-name="P2"><text:span text:style-name="T1">rturozr_amazon=# select * from ventas;   </text:span><text:line-break/>codigocliente | codigoproducto | cantidadcomprada | precioventa | iva | total  <text:line-break/>---------------+----------------+------------------+-------------+-----+------- <text:line-break/>(0 rows) <text:line-break/><text:line-break/>arturozr_amazon=# alter table ventas add constraint fkCodigoCliente foreing key(codigoCliente) references clientes(codigoCliente); <text:line-break/>ERROR:  syntax error at or near "foreing" <text:line-break/>LÍNEA 1: alter table ventas add constraint fkCodigoCliente foreing ke... <text:line-break/>                                                          ^ <text:line-break/>arturozr_amazon=# alter table ventas add constraint fkCodigoCliente foreign key(codigoCliente) references clientes(codigoCliente);   <text:line-break/>ALTER TABLE <text:line-break/>arturozr_amazon=# alter table ventas add constraint fkCodigoProducto foreign key(codigoProdu(codigoCliente);                          <text:line-break/>arturozr_amazon(#  <text:line-break/>arturozr_amazon(#  <text:line-break/>arturozr_amazon(#  <text:line-break/>arturozr_amazon(#  <text:line-break/>arturozr_amazon(# d <text:line-break/>arturozr_amazon(# ) <text:line-break/>arturozr_amazon-# ) <text:line-break/>arturozr_amazon-# select * from pruductos; <text:line-break/>ERROR:  syntax error at or near "(" <text:line-break/>LÍNEA 1: ...onstraint fkCodigoProducto foreign key(codigoProdu(codigoCli... <text:line-break/>                                                             ^ <text:line-break/>arturozr_amazon=# alter table ventas add constraint fkCodigoProducto foreign key(codigoProdu(codigoCliente); <text:line-break/>d <text:line-break/>) <text:line-break/>) <text:line-break/>select * from pruductos; <text:line-break/>ERROR:  syntax error at or near "(" <text:line-break/>LÍNEA 1: ...onstraint fkCodigoProducto foreign <text:soft-page-break/>key(codigoProdu(codigoCli... <text:line-break/>                                                             ^ <text:line-break/>arturozr_amazon=# alter table ventas add constraint fkCodigoProducto foreign key(codigoProdu(codigoCliente); <text:line-break/>d <text:line-break/>) <text:line-break/>) <text:line-break/>select * from pruductos <text:line-break/>arturozr_amazon-# alter table ventas add constraint fkCodigoProducto foreign key(codigoProducto) references productos(codigoProductos<text:line-break/>); <text:line-break/>ERROR:  syntax error at or near "(" <text:line-break/>LÍNEA 1: ...onstraint fkCodigoProducto foreign key(codigoProdu(codigoCli... <text:line-break/>                                                             ^ <text:line-break/>arturozr_amazon=# alter table ventas add constraint fkCodigoProducto foreign key(codigoProdu(codigoCliente); <text:line-break/>d <text:line-break/>) <text:line-break/>) <text:line-break/>select * from pruductos <text:line-break/>alter table ventas add constraint fkCodigoProducto foreign key(codigoProducto) references productos(codigoProductos)); <text:line-break/>ERROR:  syntax error at or near "(" <text:line-break/>LÍNEA 1: ...onstraint fkCodigoProducto foreign key(codigoProdu(codigoCli... <text:line-break/>                                                             ^ <text:line-break/>arturozr_amazon=# alter table ventas add constraint fkCodigoProducto foreign key(codigoProdu(codigoCliente); <text:line-break/>d <text:line-break/>) <text:line-break/>) <text:line-break/>select * from pruductos <text:line-break/>alter table ventas add constraint fkCodigoProducto foreign key(codigoProducto) references productos(codigoProductos)); <text:line-break/>ERROR:  syntax error at or near "(" <text:line-break/>LÍNEA 1: ...onstraint fkCodigoProducto foreign key(codigoProdu(codigoCli... <text:line-break/>                                                             ^ <text:line-break/>arturozr_amazon=# \quit <text:line-break/>[arturozr@tec2021 ~]$ \connect arturozr_amazon; <text:line-break/>-bash: connect: no se encontró la orden <text:line-break/>[arturozr@tec2021 ~]$ sudo -u postgres psql; <text:line-break/>could not change directory to "/home/arturozr": Permiso denegado <text:line-break/>psql (11.9) <text:line-break/>Type "help" for help. <text:line-break/><text:line-break/>postgres=# \connect arturozr_amazon; <text:line-break/><text:soft-page-break/>You are now connected to database "arturozr_amazon" as user "postgres". <text:line-break/>arturozr_amazon=# alter table ventas add constraint fkCodigoProducto foreign key(codigoProducto) references productos(codigoProductos<text:line-break/>)); <text:line-break/>ERROR:  syntax error at or near ")" <text:line-break/>LÍNEA 1: ... key(codigoProducto) references productos(codigoProductos)); <text:line-break/>                                                                     ^ <text:line-break/>arturozr_amazon=# alter table ventas add constraint fkCodigoProducto foreign key(codigoProducto) references productos(codigoProductos<text:line-break/>);  <text:line-break/>ERROR:  column "codigoproductos" referenced in foreign key constraint does not exist <text:line-break/>arturozr_amazon=# alter table ventas add constraint fkCodigoProducto foreign key(codigoProducto) references productos(codigoProductos<text:line-break/>); <text:line-break/>ERROR:  column "codigoproductos" referenced in foreign key constraint does not exist <text:line-break/>arturozr_amazon=# alter table ventas add constraint fkCodigoProducto foreign key(codigoProducto) references productos(codigoProductos<text:line-break/>)); <text:line-break/>ERROR:  syntax error at or near ")" <text:line-break/>LÍNEA 1: ... key(codigoProducto) references productos(codigoProductos)); <text:line-break/>                                                                     ^ <text:line-break/>arturozr_amazon=# alter table ventas add constraint fkCodigoProducto foreign key(codigoProducto) references productos(codigoProducto)<text:line-break/>; <text:line-break/>ALTER TABLE <text:line-break/>arturozr_amazon=# <text:line-break/></text:p>
      <text:p text:style-name="P2"/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3:56:28.708514245</meta:creation-date>
    <dc:date>2020-11-17T08:22:44.241699780</dc:date>
    <meta:editing-duration>PT36M51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4" meta:paragraph-count="3" meta:word-count="633" meta:character-count="6649" meta:non-whitespace-character-count="5217"/>
  </office:meta>
</office:document-meta>
</file>